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normal" officeooo:rsid="000d9bec" officeooo:paragraph-rsid="000d9bec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e8f11" officeooo:paragraph-rsid="000e8f11" style:font-weight-asian="normal" style:font-weight-complex="normal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T1" style:family="text">
      <style:text-properties officeooo:rsid="0007ff7d"/>
    </style:style>
    <style:style style:name="T2" style:family="text">
      <style:text-properties fo:font-weight="normal" officeooo:rsid="0009bba5" style:font-weight-asian="normal" style:font-weight-complex="normal"/>
    </style:style>
    <style:style style:name="T3" style:family="text">
      <style:text-properties officeooo:rsid="000abc6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8f1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stions</text:h>
      <text:p text:style-name="Text_20_body">Answer the following questions in your own words. This assignment will only be graded pass or fail.</text:p>
      <text:list xml:id="list6634610717705984360" text:style-name="L1">
        <text:list-item>
          <text:p text:style-name="P6">Explain the difference between the == operator and the === operator. </text:p>
        </text:list-item>
      </text:list>
      <text:p text:style-name="P1"><text:tab/><text:span text:style-name="T1">The == operator could be converting one of the comparing datatypes automatically, to <text:tab/>determine if the values are equal or not. Meanwhile, the === operator does a “hard” <text:tab/>comparising of the two values, without automatic datatype converting.</text:span></text:p>
      <text:p text:style-name="P1"/>
      <text:list xml:id="list100346575158376" text:continue-numbering="true" text:style-name="L1">
        <text:list-item>
          <text:p text:style-name="P6">Explain what a closure is. (Note that JavaScript programs use closures very often.) </text:p>
        </text:list-item>
      </text:list>
      <text:p text:style-name="P2"><text:tab/><text:span text:style-name="T2">A closure returns a function from a function, that is stored into a variable. In this way, a <text:tab/>function can be called later, where a the local variable is still accessible later on.</text:span></text:p>
      <text:p text:style-name="P2"/>
      <text:list xml:id="list100346933406140" text:continue-numbering="true" text:style-name="L1">
        <text:list-item>
          <text:p text:style-name="P6">Explain what higher order functions are. </text:p>
        </text:list-item>
      </text:list>
      <text:p text:style-name="P1"><text:tab/><text:span text:style-name="T3">These are functions that are very coherent, in the sense of that they take functions as <text:tab/>arguments, or return functions.</text:span></text:p>
      <text:p text:style-name="P1"/>
      <text:list xml:id="list100347986969710" text:continue-numbering="true" text:style-name="L1">
        <text:list-item>
          <text:p text:style-name="P3"><text:span text:style-name="T4">Explain what a query selector is and give an example line of JavaScript that uses a query selector.</text:span></text:p>
          <text:p text:style-name="P4">A query selector is a way to get the elements in the DOM that match the selector given. In the example, I want all the elements that are hyperlinks in a webpage:</text:p>
          <text:p text:style-name="P4">var links = document.querySelector<text:span text:style-name="T5">All</text:span>(“a”);</text:p>
          <text:p text:style-name="P5">There is also a querySelector method, that only returns the first element that match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9:33:46.473998239</meta:creation-date>
    <dc:date>2017-11-06T09:52:33.258525317</dc:date>
    <meta:editing-duration>PT2H6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13" meta:character-count="1242" meta:non-whitespace-character-count="1038"/>
  </office:meta>
</office:document-meta>
</file>